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LK: Biblioteca de Kernels optimizada para vectores<text:line-break/>11 de diciembre de 2010<text:line-break/><text:line-break/>Acabamos de insertar una nueva biblioteca en el árbol de GNU Radio. Se llama VOLK (Vector-Optimized Library of Kernels) y está diseñado para ayudarnos a trabajar con los conjuntos de instrucciones SIMD del procesador. Estas son operaciones vectoriales muy potentes que pueden dar al procesamiento de la señal un gran impulso en el rendimiento. En el pasado, hemos realizado la optimización manual de los filtros FIR, y puede apostar a que FFTW usa mucho SIMD para su rendimiento. Sin embargo, nunca tuvimos una manera conveniente de usar realmente SIMD en el procesamiento de señales de todos los días en GNU Radio.<text:line-break/><text:line-break/>Volk nos ayuda a abordar este problema. Es un marco para agregar la funcionalidad SIMD a medida que la necesitamos. Consiste en un conjunto de funciones, digamos un vector multiplicador para flotadores complejos. Queremos hacer uso de esto, digamos en los filtros FFT para reemplazar el bucle de multiplicación interno. Pero para usar el código SIMD, necesitamos una forma de ser independientes del procesador, pero que también se integra fácilmente con nuestro código. Así que ahora, tienes volk. Donde queramos multiplicar dos vectores, puedes llamar a:<text:line-break/><text:line-break/>volk_32fc_multiply_aligned16 (c, a, b, N)<text:line-break/><text:line-break/>Donde a y b son los dos vectores que queremos multiplicar, c es la salida de la multiplicación, y N es el número de elementos para multiplicar. El problema clave aquí es que a, b y c deben estar alineados a 16 bytes. Voy a repasar eso más en un post posterior.<text:line-break/><text:line-break/>Detrás de escena, volk sabe que su procesador puede manejar un conjunto de instrucciones SIMD. Si ejecuta un procesador Intel, puede hacer MMX, SSE, SSE, SSE3 y tal vez SSE4. Volk entonces tiene una lista de rutinas que hacen multiplicaciones complejas. Siempre tendrá una rutina genérica, que es un C for loop estándar que se ejecutará en cualquier computadora. Pero también tendrá otras rutinas de multiplicación que están diseñadas para diferentes instrucciones SIMD. Sin saber o preocuparse por la arquitectura SIMD o cómo escribirla, volk selecciona la mejor versión del multiplicador para su procesador, como SSE3.<text:line-break/><text:line-break/>Hice esto en mi sistema y logré un aumento del 10% en la velocidad de los filtros FFT. No está mal teniendo en cuenta que la multiplicación no es la parte más importante de la rutina FFT y el hecho de que me tomó cerca de media docena de líneas de código, incluidos los encabezados y otras configuraciones necesarias.<text:line-break/><text:line-break/>Esa es la introducción básica a Volk por ahora. Voy a publicar más sobre cómo usarlo más tarde. Por ahora, solo quería alertar a todos que está disponible y se construirá con la próxima rama de GNU Radio. Además, volk se construye como su propio proyecto de autotools, lo que significa que tiene su propia configuración y bootstrap. Estos son llamados automáticamente por la configuración de GNU Radio, por lo que no tiene que hacer nada. Verá que la configuración de volk se ejecuta sola durante la configuración de GNU Radio. La clave de esto es que puede tomar el directorio de volk como un proyecto separado de GNU Radio y configurar, construir y producir archivos tarboles de libvolk que luego puede usar en sus proyectos.<text:line-break/><text:line-break/>Gran parte del trabajo inicial en volk es un código de dominio público, por lo que si no ve un aviso de GPL y un encabezado de copyright en un archivo, es un dominio público. El resto es GPLv3 y derechos de autor FSF como el resto de GNU Radio. Y cualquier cambio que hagamos desde el lado de las cosas <text:soft-page-break/>de GNU Radio también será GPL'd. Solo para que entiendas el estado de las cosas cuando lo uses en tu propio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0:33:19.994511541</meta:creation-date>
    <dc:date>2019-06-19T10:33:41.232113779</dc:date>
    <meta:editing-duration>PT21S</meta:editing-duration>
    <meta:editing-cycles>1</meta:editing-cycles>
    <meta:document-statistic meta:table-count="0" meta:image-count="0" meta:object-count="0" meta:page-count="2" meta:paragraph-count="1" meta:word-count="620" meta:character-count="3645" meta:non-whitespace-character-count="3018"/>
    <meta:generator>LibreOffice/5.1.6.2$Linux_x86 LibreOffice_project/10m0$Build-2</meta:generator>
  </office:meta>
</office:document-meta>
</file>